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83915" officeooo:paragraph-rsid="00183915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Horizontal_20_Line">
      <style:text-properties fo:font-size="11.5pt" style:font-size-asian="11.5pt" style:font-size-complex="11.5pt"/>
    </style:style>
    <style:style style:name="P4" style:family="paragraph" style:parent-style-name="Heading_20_1">
      <style:text-properties officeooo:paragraph-rsid="00183915"/>
    </style:style>
    <style:style style:name="P5" style:family="paragraph" style:parent-style-name="Heading_20_2">
      <style:paragraph-properties fo:margin-left="0in" fo:margin-right="0in" fo:text-indent="0in" style:auto-text-indent="false"/>
      <style:text-properties fo:font-size="11.5pt" style:font-size-asian="11.5pt" style:font-size-complex="11.5pt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1">
      <style:paragraph-properties fo:margin-left="0in" fo:margin-right="0in" fo:text-indent="0in" style:auto-text-indent="fals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2">
      <style:paragraph-properties fo:margin-left="0in" fo:margin-right="0in" fo:text-indent="0in" style:auto-text-indent="false"/>
    </style:style>
    <style:style style:name="P10" style:family="paragraph" style:parent-style-name="Text_20_body">
      <style:text-properties officeooo:paragraph-rsid="00183915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3">
      <style:paragraph-properties fo:margin-left="0in" fo:margin-right="0in" fo:text-indent="0in" style:auto-text-indent="false"/>
    </style:style>
    <style:style style:name="P14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Text_20_body" style:list-style-name="L4">
      <style:paragraph-properties fo:margin-left="0in" fo:margin-right="0in" fo:text-indent="0in" style:auto-text-indent="false"/>
    </style:style>
    <style:style style:name="P16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fo:font-size="11.5pt" style:font-size-asian="11.5pt" style:font-size-complex="11.5pt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font-size="11.5pt" style:font-size-asian="11.5pt" style:font-size-complex="11.5pt"/>
    </style:style>
    <style:style style:name="P18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fo:font-size="11.5pt" style:font-size-asian="11.5pt" style:font-size-complex="11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.5pt" style:font-size-asian="11.5pt" style:font-size-complex="11.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a xlink:type="simple" xlink:href="https://survey-form.freecodecamp.rocks/" office:target-frame-name="_blank" xlink:show="new" text:style-name="Internet_20_link" text:visited-style-name="Visited_20_Internet_20_Link"><text:bookmark text:name="content-start"/></text:a><text:span text:style-name="T1">Build a Survey Form</text:span></text:h>
      <text:p text:style-name="P2"><text:span text:style-name="Strong_20_Emphasis"><text:span text:style-name="T2">Objective:</text:span></text:span><text:span text:style-name="T2"> Build an app that is functionally similar to </text:span><text:a xlink:type="simple" xlink:href="https://survey-form.freecodecamp.rocks/" office:target-frame-name="_blank" xlink:show="new" text:style-name="Internet_20_link" text:visited-style-name="Visited_20_Internet_20_Link"><text:span text:style-name="T2">https://survey-form.freecodecamp.rocks</text:span></text:a></text:p>
      <text:p text:style-name="P2"><text:span text:style-name="Strong_20_Emphasis"><text:span text:style-name="T2">User Stories:</text:span></text:span></text:p>
      <text:list text:style-name="L3">
        <text:list-item>
          <text:p text:style-name="P12"><text:span text:style-name="T2">You should have a page title in an </text:span><text:span text:style-name="Source_20_Text"><text:span text:style-name="T2">h1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title</text:span></text:span></text:p>
        </text:list-item>
        <text:list-item>
          <text:p text:style-name="P12"><text:span text:style-name="T2">You should have a short explanation in a </text:span><text:span text:style-name="Source_20_Text"><text:span text:style-name="T2">p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description</text:span></text:span></text:p>
        </text:list-item>
        <text:list-item>
          <text:p text:style-name="P12"><text:span text:style-name="T2">You should have a </text:span><text:span text:style-name="Source_20_Text"><text:span text:style-name="T2">form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survey-form</text:span></text:span></text:p>
        </text:list-item>
        <text:list-item>
          <text:p text:style-name="P12"><text:span text:style-name="T2">Inside the form element, you are </text:span><text:span text:style-name="Strong_20_Emphasis"><text:span text:style-name="T2">required</text:span></text:span><text:span text:style-name="T2"> to enter your name in an </text:span><text:span text:style-name="Source_20_Text"><text:span text:style-name="T2">input</text:span></text:span><text:span text:style-name="T2"> field that has an </text:span><text:span text:style-name="Source_20_Text"><text:span text:style-name="T2">id</text:span></text:span><text:span text:style-name="T2"> of </text:span><text:span text:style-name="Source_20_Text"><text:span text:style-name="T2">name</text:span></text:span><text:span text:style-name="T2"> and a </text:span><text:span text:style-name="Source_20_Text"><text:span text:style-name="T2">type</text:span></text:span><text:span text:style-name="T2"> of </text:span><text:span text:style-name="Source_20_Text"><text:span text:style-name="T2">text</text:span></text:span></text:p>
        </text:list-item>
        <text:list-item>
          <text:p text:style-name="P12"><text:span text:style-name="T2">Inside the form element, you are </text:span><text:span text:style-name="Strong_20_Emphasis"><text:span text:style-name="T2">required</text:span></text:span><text:span text:style-name="T2"> to enter your email in an </text:span><text:span text:style-name="Source_20_Text"><text:span text:style-name="T2">input</text:span></text:span><text:span text:style-name="T2"> field that has an </text:span><text:span text:style-name="Source_20_Text"><text:span text:style-name="T2">id</text:span></text:span><text:span text:style-name="T2"> of </text:span><text:span text:style-name="Source_20_Text"><text:span text:style-name="T2">email</text:span></text:span></text:p>
        </text:list-item>
        <text:list-item>
          <text:p text:style-name="P16">If you enter an email that is not formatted correctly, you will see an HTML5 validation error</text:p>
        </text:list-item>
        <text:list-item>
          <text:p text:style-name="P12"><text:span text:style-name="T2">Inside the form, you can enter a number in an </text:span><text:span text:style-name="Source_20_Text"><text:span text:style-name="T2">input</text:span></text:span><text:span text:style-name="T2"> field that has an </text:span><text:span text:style-name="Source_20_Text"><text:span text:style-name="T2">id</text:span></text:span><text:span text:style-name="T2"> of </text:span><text:span text:style-name="Source_20_Text"><text:span text:style-name="T2">number</text:span></text:span></text:p>
        </text:list-item>
        <text:list-item>
          <text:p text:style-name="P16">The number input should not accept non-numbers, either by preventing you from typing them or by showing an HTML5 validation error (depending on your browser).</text:p>
        </text:list-item>
        <text:list-item>
          <text:p text:style-name="P12"><text:span text:style-name="T2">If you enter numbers outside the range of the number input, which are defined by the </text:span><text:span text:style-name="Source_20_Text"><text:span text:style-name="T2">min</text:span></text:span><text:span text:style-name="T2"> and </text:span><text:span text:style-name="Source_20_Text"><text:span text:style-name="T2">max</text:span></text:span><text:span text:style-name="T2"> attributes, you will see an HTML5 validation error</text:span></text:p>
        </text:list-item>
        <text:list-item>
          <text:p text:style-name="P12"><text:span text:style-name="T2">For the name, email, and number input fields, you can see corresponding </text:span><text:span text:style-name="Source_20_Text"><text:span text:style-name="T2">label</text:span></text:span><text:span text:style-name="T2"> elements in the form, that describe the purpose of each field with the following ids: </text:span><text:span text:style-name="Source_20_Text"><text:span text:style-name="T2">id="name-label"</text:span></text:span><text:span text:style-name="T2">, </text:span><text:span text:style-name="Source_20_Text"><text:span text:style-name="T2">id="email-label"</text:span></text:span><text:span text:style-name="T2">, and </text:span><text:span text:style-name="Source_20_Text"><text:span text:style-name="T2">id="number-label"</text:span></text:span></text:p>
        </text:list-item>
        <text:list-item>
          <text:p text:style-name="P16">For the name, email, and number input fields, you can see placeholder text that gives a description or instructions for each field</text:p>
        </text:list-item>
        <text:list-item>
          <text:p text:style-name="P12"><text:span text:style-name="T2">Inside the form element, you should have a </text:span><text:span text:style-name="Source_20_Text"><text:span text:style-name="T2">select</text:span></text:span><text:span text:style-name="T2"> dropdown element with an </text:span><text:span text:style-name="Source_20_Text"><text:span text:style-name="T2">id</text:span></text:span><text:span text:style-name="T2"> of </text:span><text:span text:style-name="Source_20_Text"><text:span text:style-name="T2">dropdown</text:span></text:span><text:span text:style-name="T2"> and at least two options to choose from</text:span></text:p>
        </text:list-item>
        <text:list-item>
          <text:p text:style-name="P12"><text:span text:style-name="T2">Inside the form element, you can select an option from a group of at least two radio buttons that are grouped using the </text:span><text:span text:style-name="Source_20_Text"><text:span text:style-name="T2">name</text:span></text:span><text:span text:style-name="T2"> attribute</text:span></text:p>
        </text:list-item>
        <text:list-item>
          <text:p text:style-name="P12"><text:span text:style-name="T2">Inside the form element, you can select several fields from a series of checkboxes, each of which must have a </text:span><text:span text:style-name="Source_20_Text"><text:span text:style-name="T2">value</text:span></text:span><text:span text:style-name="T2"> attribute</text:span></text:p>
        </text:list-item>
        <text:list-item>
          <text:p text:style-name="P12"><text:span text:style-name="T2">Inside the form element, you are presented with a </text:span><text:span text:style-name="Source_20_Text"><text:span text:style-name="T2">textarea</text:span></text:span><text:span text:style-name="T2"> for additional comments</text:span></text:p>
        </text:list-item>
        <text:list-item>
          <text:p text:style-name="P13"><text:span text:style-name="T2">Inside the form element, you are presented with a button with </text:span><text:span text:style-name="Source_20_Text"><text:span text:style-name="T2">id</text:span></text:span><text:span text:style-name="T2"> of </text:span><text:span text:style-name="Source_20_Text"><text:span text:style-name="T2">submit</text:span></text:span><text:span text:style-name="T2"> to submit all the inputs</text:span></text:p>
        </text:list-item>
      </text:list>
      <text:p text:style-name="P17">Fulfill the user stories and pass all the tests below to complete this project. Give it your own personal style. Happy Coding!</text:p>
      <text:p text:style-name="P2"><text:span text:style-name="Strong_20_Emphasis"><text:span text:style-name="T2">Note: </text:span></text:span><text:span text:style-name="T2">Be sure to add </text:span><text:span text:style-name="Source_20_Text"><text:span text:style-name="T2">&lt;link rel="stylesheet" href="styles.css"&gt;</text:span></text:span><text:span text:style-name="T2"> in your HTML to link your stylesheet and apply your CSS</text:span></text:p>
      <text:p text:style-name="P3"/>
      <text:h text:style-name="P5" text:outline-level="2">Tests</text:h>
      <text:list text:style-name="L4">
        <text:list-item>
          <text:p text:style-name="P14"><text:span text:style-name="T2">Passed:You should have an </text:span><text:span text:style-name="Source_20_Text"><text:span text:style-name="T2">h1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title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title</text:span></text:span><text:span text:style-name="T2"> should not be empty.</text:span></text:p>
        </text:list-item>
        <text:list-item>
          <text:p text:style-name="P14"><text:span text:style-name="T2">Passed:You should have a </text:span><text:span text:style-name="Source_20_Text"><text:span text:style-name="T2">p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description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description</text:span></text:span><text:span text:style-name="T2"> should not be empty.</text:span></text:p>
        </text:list-item>
        <text:list-item>
          <text:p text:style-name="P14"><text:span text:style-name="T2">Passed:You should have a </text:span><text:span text:style-name="Source_20_Text"><text:span text:style-name="T2">form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survey-form</text:span></text:span><text:span text:style-name="T2">.</text:span></text:p>
        </text:list-item>
        <text:list-item>
          <text:p text:style-name="P14"><text:soft-page-break/><text:span text:style-name="T2">Passed:You should have an </text:span><text:span text:style-name="Source_20_Text"><text:span text:style-name="T2">input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name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name</text:span></text:span><text:span text:style-name="T2"> should have a </text:span><text:span text:style-name="Source_20_Text"><text:span text:style-name="T2">type</text:span></text:span><text:span text:style-name="T2"> of </text:span><text:span text:style-name="Source_20_Text"><text:span text:style-name="T2">text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name</text:span></text:span><text:span text:style-name="T2"> should require input.</text:span></text:p>
        </text:list-item>
        <text:list-item>
          <text:p text:style-name="P14"><text:span text:style-name="T2">Passed:Your </text:span><text:span text:style-name="Source_20_Text"><text:span text:style-name="T2">#name</text:span></text:span><text:span text:style-name="T2"> should be a descendant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You should have an </text:span><text:span text:style-name="Source_20_Text"><text:span text:style-name="T2">input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email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email</text:span></text:span><text:span text:style-name="T2"> should have a </text:span><text:span text:style-name="Source_20_Text"><text:span text:style-name="T2">type</text:span></text:span><text:span text:style-name="T2"> of </text:span><text:span text:style-name="Source_20_Text"><text:span text:style-name="T2">email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email</text:span></text:span><text:span text:style-name="T2"> should require input.</text:span></text:p>
        </text:list-item>
        <text:list-item>
          <text:p text:style-name="P14"><text:span text:style-name="T2">Passed:Your </text:span><text:span text:style-name="Source_20_Text"><text:span text:style-name="T2">#email</text:span></text:span><text:span text:style-name="T2"> should be a descendant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You should have an </text:span><text:span text:style-name="Source_20_Text"><text:span text:style-name="T2">input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number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number</text:span></text:span><text:span text:style-name="T2"> should be a descendant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number</text:span></text:span><text:span text:style-name="T2"> should have a </text:span><text:span text:style-name="Source_20_Text"><text:span text:style-name="T2">type</text:span></text:span><text:span text:style-name="T2"> of </text:span><text:span text:style-name="Source_20_Text"><text:span text:style-name="T2">number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number</text:span></text:span><text:span text:style-name="T2"> should have a </text:span><text:span text:style-name="Source_20_Text"><text:span text:style-name="T2">min</text:span></text:span><text:span text:style-name="T2"> attribute with a numeric value.</text:span></text:p>
        </text:list-item>
        <text:list-item>
          <text:p text:style-name="P14"><text:span text:style-name="T2">Passed:Your </text:span><text:span text:style-name="Source_20_Text"><text:span text:style-name="T2">#number</text:span></text:span><text:span text:style-name="T2"> should have a </text:span><text:span text:style-name="Source_20_Text"><text:span text:style-name="T2">max</text:span></text:span><text:span text:style-name="T2"> attribute with a numeric value.</text:span></text:p>
        </text:list-item>
        <text:list-item>
          <text:p text:style-name="P14"><text:span text:style-name="T2">Passed:You should have a </text:span><text:span text:style-name="Source_20_Text"><text:span text:style-name="T2">label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name-label</text:span></text:span><text:span text:style-name="T2">.</text:span></text:p>
        </text:list-item>
        <text:list-item>
          <text:p text:style-name="P14"><text:span text:style-name="T2">Passed:You should have a </text:span><text:span text:style-name="Source_20_Text"><text:span text:style-name="T2">label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email-label</text:span></text:span><text:span text:style-name="T2">.</text:span></text:p>
        </text:list-item>
        <text:list-item>
          <text:p text:style-name="P14"><text:span text:style-name="T2">Passed:You should have a </text:span><text:span text:style-name="Source_20_Text"><text:span text:style-name="T2">label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number-label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name-label</text:span></text:span><text:span text:style-name="T2"> should contain text that describes the input.</text:span></text:p>
        </text:list-item>
        <text:list-item>
          <text:p text:style-name="P14"><text:span text:style-name="T2">Passed:Your </text:span><text:span text:style-name="Source_20_Text"><text:span text:style-name="T2">#email-label</text:span></text:span><text:span text:style-name="T2"> should contain text that describes the input.</text:span></text:p>
        </text:list-item>
        <text:list-item>
          <text:p text:style-name="P14"><text:span text:style-name="T2">Passed:Your </text:span><text:span text:style-name="Source_20_Text"><text:span text:style-name="T2">#number-label</text:span></text:span><text:span text:style-name="T2"> should contain text that describes the input.</text:span></text:p>
        </text:list-item>
        <text:list-item>
          <text:p text:style-name="P14"><text:span text:style-name="T2">Passed:Your </text:span><text:span text:style-name="Source_20_Text"><text:span text:style-name="T2">#name-label</text:span></text:span><text:span text:style-name="T2"> should be a descendant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email-label</text:span></text:span><text:span text:style-name="T2"> should be a descendant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number-label</text:span></text:span><text:span text:style-name="T2"> should be a descendant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name</text:span></text:span><text:span text:style-name="T2"> should have a </text:span><text:span text:style-name="Source_20_Text"><text:span text:style-name="T2">placeholder</text:span></text:span><text:span text:style-name="T2"> attribute and value.</text:span></text:p>
        </text:list-item>
        <text:list-item>
          <text:p text:style-name="P14"><text:span text:style-name="T2">Passed:Your </text:span><text:span text:style-name="Source_20_Text"><text:span text:style-name="T2">#email</text:span></text:span><text:span text:style-name="T2"> should have a </text:span><text:span text:style-name="Source_20_Text"><text:span text:style-name="T2">placeholder</text:span></text:span><text:span text:style-name="T2"> attribute and value.</text:span></text:p>
        </text:list-item>
        <text:list-item>
          <text:p text:style-name="P14"><text:span text:style-name="T2">Passed:Your </text:span><text:span text:style-name="Source_20_Text"><text:span text:style-name="T2">#number</text:span></text:span><text:span text:style-name="T2"> should have a </text:span><text:span text:style-name="Source_20_Text"><text:span text:style-name="T2">placeholder</text:span></text:span><text:span text:style-name="T2"> attribute and value.</text:span></text:p>
        </text:list-item>
        <text:list-item>
          <text:p text:style-name="P14"><text:span text:style-name="T2">Passed:You should have a </text:span><text:span text:style-name="Source_20_Text"><text:span text:style-name="T2">select</text:span></text:span><text:span text:style-name="T2"> field with an </text:span><text:span text:style-name="Source_20_Text"><text:span text:style-name="T2">id</text:span></text:span><text:span text:style-name="T2"> of </text:span><text:span text:style-name="Source_20_Text"><text:span text:style-name="T2">dropdown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dropdown</text:span></text:span><text:span text:style-name="T2"> should have at least two selectable (not disabled) </text:span><text:span text:style-name="Source_20_Text"><text:span text:style-name="T2">option</text:span></text:span><text:span text:style-name="T2"> elements.</text:span></text:p>
        </text:list-item>
        <text:list-item>
          <text:p text:style-name="P14"><text:span text:style-name="T2">Passed:Your </text:span><text:span text:style-name="Source_20_Text"><text:span text:style-name="T2">#dropdown</text:span></text:span><text:span text:style-name="T2"> should be a descendant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You should have at least two </text:span><text:span text:style-name="Source_20_Text"><text:span text:style-name="T2">input</text:span></text:span><text:span text:style-name="T2"> elements with a </text:span><text:span text:style-name="Source_20_Text"><text:span text:style-name="T2">type</text:span></text:span><text:span text:style-name="T2"> of </text:span><text:span text:style-name="Source_20_Text"><text:span text:style-name="T2">radio</text:span></text:span><text:span text:style-name="T2"> (radio buttons).</text:span></text:p>
        </text:list-item>
        <text:list-item>
          <text:p text:style-name="P14"><text:span text:style-name="T2">Passed:You should have at least two radio buttons that are descendants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All your radio buttons should have a </text:span><text:span text:style-name="Source_20_Text"><text:span text:style-name="T2">value</text:span></text:span><text:span text:style-name="T2"> attribute and value.</text:span></text:p>
        </text:list-item>
        <text:list-item>
          <text:p text:style-name="P14"><text:span text:style-name="T2">Passed:All your radio buttons should have a </text:span><text:span text:style-name="Source_20_Text"><text:span text:style-name="T2">name</text:span></text:span><text:span text:style-name="T2"> attribute and value.</text:span></text:p>
        </text:list-item>
        <text:list-item>
          <text:p text:style-name="P18">Passed:Every radio button group should have at least 2 radio buttons.</text:p>
        </text:list-item>
        <text:list-item>
          <text:p text:style-name="P14"><text:span text:style-name="T2">Passed:You should have at least two </text:span><text:span text:style-name="Source_20_Text"><text:span text:style-name="T2">input</text:span></text:span><text:span text:style-name="T2"> elements with a </text:span><text:span text:style-name="Source_20_Text"><text:span text:style-name="T2">type</text:span></text:span><text:span text:style-name="T2"> of </text:span><text:span text:style-name="Source_20_Text"><text:span text:style-name="T2">checkbox</text:span></text:span><text:span text:style-name="T2"> (checkboxes) that are descendants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All your checkboxes inside </text:span><text:span text:style-name="Source_20_Text"><text:span text:style-name="T2">#survey-form</text:span></text:span><text:span text:style-name="T2"> should have a </text:span><text:span text:style-name="Source_20_Text"><text:span text:style-name="T2">value</text:span></text:span><text:span text:style-name="T2"> attribute and value.</text:span></text:p>
        </text:list-item>
        <text:list-item>
          <text:p text:style-name="P14"><text:span text:style-name="T2">Passed:You should have at least one </text:span><text:span text:style-name="Source_20_Text"><text:span text:style-name="T2">textarea</text:span></text:span><text:span text:style-name="T2"> element that is a descendant of </text:span><text:span text:style-name="Source_20_Text"><text:span text:style-name="T2">#survey-form</text:span></text:span><text:span text:style-name="T2">.</text:span></text:p>
        </text:list-item>
        <text:list-item>
          <text:p text:style-name="P14"><text:span text:style-name="T2">Passed:You should have an </text:span><text:span text:style-name="Source_20_Text"><text:span text:style-name="T2">input</text:span></text:span><text:span text:style-name="T2"> or </text:span><text:span text:style-name="Source_20_Text"><text:span text:style-name="T2">button</text:span></text:span><text:span text:style-name="T2"> element with an </text:span><text:span text:style-name="Source_20_Text"><text:span text:style-name="T2">id</text:span></text:span><text:span text:style-name="T2"> of </text:span><text:span text:style-name="Source_20_Text"><text:span text:style-name="T2">submit</text:span></text:span><text:span text:style-name="T2">.</text:span></text:p>
        </text:list-item>
        <text:list-item>
          <text:p text:style-name="P14"><text:span text:style-name="T2">Passed:Your </text:span><text:span text:style-name="Source_20_Text"><text:span text:style-name="T2">#submit</text:span></text:span><text:span text:style-name="T2"> should have a </text:span><text:span text:style-name="Source_20_Text"><text:span text:style-name="T2">type</text:span></text:span><text:span text:style-name="T2"> of </text:span><text:span text:style-name="Source_20_Text"><text:span text:style-name="T2">submit</text:span></text:span><text:span text:style-name="T2">.</text:span></text:p>
        </text:list-item>
        <text:list-item>
          <text:p text:style-name="P15"><text:span text:style-name="T2">Passed:Your </text:span><text:span text:style-name="Source_20_Text"><text:span text:style-name="T2">#submit</text:span></text:span><text:span text:style-name="T2"> should be a descendant of </text:span><text:span text:style-name="Source_20_Text"><text:span text:style-name="T2">#survey-form</text:span></text:span><text:span text:style-name="T2">.</text:span></text:p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772in" fo:margin-bottom="0.621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3:00:51.633929213</meta:creation-date>
    <dc:date>2023-11-21T18:43:52.510850337</dc:date>
    <meta:editing-duration>PT44M12S</meta:editing-duration>
    <meta:editing-cycles>7</meta:editing-cycles>
    <meta:generator>LibreOffice/7.6.2.1$Linux_X86_64 LibreOffice_project/60$Build-1</meta:generator>
    <meta:document-statistic meta:table-count="0" meta:image-count="0" meta:object-count="0" meta:page-count="2" meta:paragraph-count="66" meta:word-count="885" meta:character-count="5122" meta:non-whitespace-character-count="4363"/>
  </office:meta>
</office:document-meta>
</file>